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" style:family="text">
      <style:text-properties officeooo:rsid="4b070f5e"/>
    </style:style>
    <style:style style:name="T14" style:family="text">
      <style:text-properties style:font-name-asian="標楷體1"/>
    </style:style>
    <style:style style:name="T15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2429563" text:style-name="L1">
        <text:list-item>
          <text:p text:style-name="P1">本書</text:p>
          <text:list>
            <text:list-item>
              <text:p text:style-name="P3">有機率有、有機率發生。</text:p>
              <text:list>
                <text:list-item>
                  <text:p text:style-name="P3">人類文明的 領導層、遙視團隊、監控團隊 有機率認定，新生之書 太激烈、太讓人驚嚇。</text:p>
                  <text:list>
                    <text:list-item>
                      <text:p text:style-name="P3">人類文明的 領導層、遙視團隊、監控團隊 有機率多次 反應 該認定、該問題、該事實。</text:p>
                    </text:list-item>
                    <text:list-item>
                      <text:p text:style-name="P3">新生之書 已經，經過 多次 剪修、修改，降低、退化 激烈強度、讓人驚嚇的程度。</text:p>
                    </text:list-item>
                    <text:list-item>
                      <text:p text:style-name="P3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5">（接下來 也）會（改用）</text:span>更溫和<text:span text:style-name="T15">、更善良、更淺層 </text:span>的<text:span text:style-name="T15">（方式 來）記載、</text:span>記錄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成神之書"/>成神之書<text:bookmark-end text:name="成神之書"/></text:p>
          <text:list>
            <text:list-item>
              <text:p text:style-name="P5">『成神之書<text:span text:style-name="T2"> (Regard)』</text:span>繼承『新生之書<text:span text:style-name="T2"> (Reborn)』</text:span>。</text:p>
              <text:list>
                <text:list-item>
                  <text:p text:style-name="P6"><text:span text:style-name="T13">繼承 是</text:span><text:span text:style-name="T2">（C++ 的</text:span>）<text:span text:style-name="T13">繼承</text:span>。<text:span text:style-name="T11">（C++ 是（程式語言 的）C++語言）</text:span></text:p>
                </text:list-item>
                <text:list-item>
                  <text:p text:style-name="P7">明顯例子<text:span text:style-name="T2">，</text:span><text:span text:style-name="T3">class 『成神之書 (Regard)』 extend </text:span><text:span text:style-name="T4">『</text:span><text:span text:style-name="T13">新生之書</text:span><text:span text:style-name="T4"> (Reborn)』</text:span>。</text:p>
                </text:list-item>
                <text:list-item>
                  <text:p text:style-name="P8">明顯例子，<text:span text:style-name="T13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9">明顯例子，<text:span text:style-name="T13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文明層級"/>文明層級<text:bookmark-end text:name="文明層級"/></text:p>
          <text:list>
            <text:list-item>
              <text:p text:style-name="P14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2">。</text:span></text:p>
            </text:list-item>
            <text:list-item>
              <text:p text:style-name="P15"><text:span text:style-name="T2">第</text:span><text:span text:style-name="T6">1</text:span><text:span text:style-name="T2">層級文明：傳承（橫向傳承、縱向傳承）</text:span><text:span text:style-name="T12">。</text:span></text:p>
            </text:list-item>
            <text:list-item>
              <text:p text:style-name="P10"><text:span text:style-name="T2">第</text:span><text:span text:style-name="T6">2</text:span><text:span text:style-name="T2">層級文明：新生、</text:span><text:span text:style-name="T4">成神</text:span><text:span text:style-name="T14">。</text:span></text:p>
              <text:list>
                <text:list-item>
                  <text:p text:style-name="P11"><text:span text:style-name="T2">第</text:span><text:span text:style-name="T7">(2,1)</text:span><text:span text:style-name="T2">層級文明：新生（新生之書、完全自由狀態）</text:span><text:span text:style-name="T14">。</text:span></text:p>
                  <text:list>
                    <text:list-item>
                      <text:p text:style-name="P12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4">。</text:span></text:p>
                    </text:list-item>
                  </text:list>
                </text:list-item>
                <text:list-item>
                  <text:p text:style-name="P10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4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7:58.998000000</dc:date>
    <meta:editing-duration>P22DT8H9M55S</meta:editing-duration>
    <meta:editing-cycles>14005</meta:editing-cycles>
    <meta:document-statistic meta:table-count="0" meta:image-count="0" meta:object-count="0" meta:page-count="1" meta:paragraph-count="20" meta:word-count="466" meta:character-count="606" meta:non-whitespace-character-count="569"/>
  </office:meta>
</office:document-meta>
</file>